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fo:break-before="page"/>
    </style:style>
    <style:style style:name="P8"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paragraph-properties fo:margin-left="0in" fo:margin-right="0in" fo:text-indent="0in" style:auto-text-indent="false"/>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28393689" text:style-name="L1">
        <text:list-item>
          <text:p text:style-name="P11">Get the Tubras Framework Library code.</text:p>
        </text:list-item>
        <text:list-item>
          <text:p text:style-name="P11">Get the Dependencies.</text:p>
        </text:list-item>
        <text:list-item>
          <text:p text:style-name="P11">Build the Dependency libraries.</text:p>
        </text:list-item>
        <text:list-item>
          <text:p text:style-name="P11">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ITUBRAS” to the root location of the source code. <text:s/>For example, if you checked our the source code to:</text:p>
      <text:p text:style-name="Standard"/>
      <text:p text:style-name="P3">c:\dev\tubras</text:p>
      <text:p text:style-name="P3"/>
      <text:p text:style-name="P5">Then you would need to set “ITUBRAS=c:\dev\tubras”</text:p>
      <text:p text:style-name="Standard"/>
      <text:p text:style-name="P2"/>
      <text:p text:style-name="P10">Getting the Dependencies</text:p>
      <text:p text:style-name="Standard"/>
      <text:p text:style-name="Standard">The list of dependencies includes:</text:p>
      <text:p text:style-name="Standard"/>
      <text:list xml:id="list28393844" text:style-name="L2">
        <text:list-item>
          <text:p text:style-name="P12">Bullet – Collision and physics library. (http://www.bulletphysics.com)</text:p>
          <text:p text:style-name="P12"/>
        </text:list-item>
        <text:list-item>
          <text:p text:style-name="P12">Irrklang – Audio library. (http://www.ambiera.com/irrklang/)</text:p>
          <text:p text:style-name="P12"/>
        </text:list-item>
        <text:list-item>
          <text:p text:style-name="P12">Irrlicht – 3D engine library. (http://irrlicht.sourceforge.net/)</text:p>
          <text:p text:style-name="P12"/>
        </text:list-item>
        <text:list-item>
          <text:p text:style-name="P12">OIS – Object-oriented Input System library. (http://sourceforge.net/projects/wgois)</text:p>
          <text:p text:style-name="P12"/>
        </text:list-item>
        <text:list-item>
          <text:p text:style-name="P12">Stackless Python – Scripting library. (http://www.stackless.com/)</text:p>
          <text:p text:style-name="P12"/>
        </text:list-item>
        <text:list-item>
          <text:p text:style-name="P12">SIP – Python/C++ binding library. (<text:a xlink:type="simple" xlink:href="http://www.riverbankcomputing.co.uk/software/sip/intro">http://www.riverbankcomputing.co.uk/software/sip/intro</text:a>)</text:p>
        </text:list-item>
      </text:list>
      <text:p text:style-name="Standard"/>
      <text:p text:style-name="Standard">The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ROOT\deps\</text:p>
      <text:p text:style-name="P4">bullet – Bullet library</text:p>
      <text:p text:style-name="P4">irrklang – Audio library</text:p>
      <text:p text:style-name="P4">irrlicht – 3D engine library</text:p>
      <text:p text:style-name="P4">ois – Input library</text:p>
      <text:p text:style-name="P4">python – Scripting library</text:p>
      <text:p text:style-name="P4">sip – Binding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8">Building the Dependencies</text:p>
      <text:p text:style-name="P5"/>
      <text:p text:style-name="P5"/>
      <text:p text:style-name="P6">Bullet – Windows</text:p>
      <text:p text:style-name="P5"/>
      <text:p text:style-name="P5">Bullet provides a VS solution file located in the “deps/bullet/msvc/8 directory. </text:p>
      <text:p text:style-name="P5"/>
      <text:p text:style-name="P5">Open the “wksbullet.sln” solution file in Visual Studio. </text:p>
      <text:p text:style-name="P5"/>
      <text:p text:style-name="P5">Right click the “grplibs_bullet” entry in the solution explorer and select “build”. <text:s/>Do this twice for both the “Debug” and “Release” builds.</text:p>
      <text:p text:style-name="P5"/>
      <text:p text:style-name="P5">After both builds have finished, copy the following files to the appropriate “Tubras” libs directory:</text:p>
      <text:p text:style-name="P5"/>
      <text:p text:style-name="P5">bullet\out\debug8\libs\<text:span text:style-name="T3">libbulletcollision_d.lib</text:span> $(ITUBRAS)\libs\debug</text:p>
      <text:p text:style-name="P5">bullet\out\debug8\libs\<text:span text:style-name="T3">libbulletdynamics_d.lib</text:span> $(ITUBRAS)\libs\debug</text:p>
      <text:p text:style-name="P5">bullet\out\debug8\libs\<text:span text:style-name="T3">libbulletmath_d.lib</text:span> $(ITUBRAS)\libs\debug</text:p>
      <text:p text:style-name="P5"/>
      <text:p text:style-name="P5">bullet\out\release8\libs\<text:span text:style-name="T3">libbulletcollision.lib</text:span> $(ITUBRAS)\libs\release</text:p>
      <text:p text:style-name="P5">bullet\out\release8\libs\<text:span text:style-name="T3">libbulletdynamics.lib</text:span> $(ITUBRAS)\libs\release</text:p>
      <text:p text:style-name="P5">bullet\out\release8\libs\<text:span text:style-name="T3">libbulletmath.lib</text:span> $(ITUBRAS)\libs\release</text:p>
      <text:p text:style-name="P5"/>
      <text:p text:style-name="P6">Bullet – Linux</text:p>
      <text:p text:style-name="P5"/>
      <text:p text:style-name="P5">Requires “jam” build tool – docs claim that you can use “make” - but currently make spits out compile errors related to the include directories not being properly setup.</text:p>
      <text:p text:style-name="P5"/>
      <text:p text:style-name="P5">Change directory to the Bullet root directory and then:</text:p>
      <text:p text:style-name="P5"/>
      <text:p text:style-name="P5">./autogen.sh</text:p>
      <text:p text:style-name="P5">./configure --enable-static</text:p>
      <text:p text:style-name="P5">jam</text:p>
      <text:p text:style-name="P5"/>
      <text:p text:style-name="P5">and then for the “Debug” version:</text:p>
      <text:p text:style-name="P5"/>
      <text:p text:style-name="P5">./configure –enable-debug --enable-static</text:p>
      <text:p text:style-name="P5">jam</text:p>
      <text:p text:style-name="P5"/>
      <text:p text:style-name="P5">Copy the generated static libraries:</text:p>
      <text:p text:style-name="P5"/>
      <text:p text:style-name="P5">bullet/out/linuxx86/optimize/libs/<text:span text:style-name="T3">libbulletcollision.a</text:span> $(ITUBRAS)/libs/release</text:p>
      <text:p text:style-name="P5">bullet/out/linuxx86/optimize/libs/<text:span text:style-name="T3">libbulletdynamics.a</text:span> $(ITUBRAS)/libs/release</text:p>
      <text:p text:style-name="P5">bullet/out/linuxx86/optimize/libs/<text:span text:style-name="T3">libbulletmath.a</text:span> $(ITUBRAS)/libs/release</text:p>
      <text:p text:style-name="P5">bullet/out/linuxx86/debug/libs/<text:span text:style-name="T3">libbulletcollision.a</text:span> $(ITUBRAS)/libs/debug</text:p>
      <text:p text:style-name="P5">bullet/out/linuxx86/debug/libs/<text:span text:style-name="T3">libbulletdynamics.a</text:span> $(ITUBRAS)/libs/debug</text:p>
      <text:p text:style-name="P5">bullet/out/linuxx86/debug/libs/<text:span text:style-name="T3">libbulletmath.a</text:span> $(ITUBRAS)/libs/debug</text:p>
      <text:p text:style-name="P5"/>
      <text:p text:style-name="P6"><text:soft-page-break/>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Irrlicht - Windows</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Release” build, and select the “Build | Rebuild Solution” menu item. <text:s/>After the build has completed, copy the following files:</text:p>
      <text:p text:style-name="P5"/>
      <text:p text:style-name="P5">irrlicht\lib\Win32-visualstudio\<text:span text:style-name="T3">Irrlicht.lib</text:span> $(ITUBRAS)\libs\release</text:p>
      <text:p text:style-name="P5">irrlicht\bin\Win32-VisualStudio\<text:span text:style-name="T3">Irrlicht.dll</text:span> $(ITUBRAS)\bin\builds\release</text:p>
      <text:p text:style-name="P5"/>
      <text:p text:style-name="P5">Change to the “Debug” build in Visual Studio and again select the menu item: “Build | Rebuild Solution”. <text:s/>After that build has completed, copy the following files:</text:p>
      <text:p text:style-name="P5"/>
      <text:p text:style-name="P5">irrlicht\lib\Win32-visualstudio\<text:span text:style-name="T3">Irrlicht.lib</text:span> $(ITUBRAS)\libs\debug</text:p>
      <text:p text:style-name="P5">irrlicht\bin\Win32-VisualStudio\<text:span text:style-name="T3">Irrlicht.dll</text:span> $(ITUBRAS)\bin\build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5"/>
      <text:p text:style-name="P5"/>
      <text:p text:style-name="P9">OIS – Windows</text:p>
      <text:p text:style-name="P5">OIS provides Visual Studio solution files that we'll use to build the debug and release libraries.</text:p>
      <text:p text:style-name="P5"/>
      <text:p text:style-name="P5">Open the OIS Visual Studio solution file located in “ois\Win32\”. <text:s/>Build both the “Release” and “Debug” builds of the “OIS” project. <text:s/>Then copy the following files:</text:p>
      <text:p text:style-name="P5"/>
      <text:p text:style-name="P5">ois\lib\<text:span text:style-name="T3">OIS_static.lib</text:span> $(ITUBRAS)\libs\release</text:p>
      <text:p text:style-name="P5">ois\lib\<text:span text:style-name="T3">OIS_static_d.lib</text:span> $(ITUBRAS)\libs\debug</text:p>
      <text:p text:style-name="P5"/>
      <text:p text:style-name="P5"/>
      <text:p text:style-name="P6">OIS – Linux</text:p>
      <text:p text:style-name="P5"/>
      <text:p text:style-name="P5">libxaw – required</text:p>
      <text:p text:style-name="P5"/>
      <text:p text:style-name="P5">./boostrap</text:p>
      <text:p text:style-name="P5">./configure</text:p>
      <text:p text:style-name="P5">make</text:p>
      <text:p text:style-name="P5"/>
      <text:p text:style-name="P5">Copy the following file:</text:p>
      <text:p text:style-name="P5"/>
      <text:p text:style-name="P5">ois/src/.libs/<text:span text:style-name="T3">libOIS.a</text:span> $(ITUBRAS)/libs/debug/</text:p>
      <text:p text:style-name="P5"/>
      <text:p text:style-name="P5">strip ois/src/.libs/<text:span text:style-name="T3">libOIS.a</text:span> <text:s text:c="2"/>(is this necessary?)</text:p>
      <text:p text:style-name="P5"/>
      <text:p text:style-name="P5">Copy again:</text:p>
      <text:p text:style-name="P5"/>
      <text:p text:style-name="P5">ois/src/.libs/libOIS.a $(ITUBRAS)/libs/release</text:p>
      <text:p text:style-name="P5"/>
      <text:p text:style-name="P5"/>
      <text:p text:style-name="P5"/>
      <text:p text:style-name="P5"/>
      <text:p text:style-name="P5"/>
      <text:p text:style-name="P5"/>
      <text:p text:style-name="P9">Stackless Python – Windows</text:p>
      <text:p text:style-name="P5"/>
      <text:p text:style-name="P5">Stackless Python provides Visual Studio solution files that we'll use to build the debug and release libraries.</text:p>
      <text:p text:style-name="P5"/>
      <text:p text:style-name="P5">Open the Python Visual Studio solution file located in “python\PCBuild8\”. <text:s/>Build both the “Release” and “Debug” builds of the “pythoncore” project. <text:s/>Then copy the following files:</text:p>
      <text:p text:style-name="P5"/>
      <text:p text:style-name="P5">python\PCBuild8\win32release\<text:span text:style-name="T3">python25.lib</text:span> $(ITUBRAS)\libs\release</text:p>
      <text:p text:style-name="P5">python\PCBuild8\win32release\<text:span text:style-name="T3">python25.dll</text:span> $(ITUBRAS)\bin\builds\release</text:p>
      <text:p text:style-name="P5">python\PCBuild8\win32debug\<text:span text:style-name="T3">python25.lib</text:span> $(ITUBRAS)\libs\debug</text:p>
      <text:p text:style-name="P5">python\PCBuild8\win32debug\<text:span text:style-name="T3">python25.dll</text:span> $(ITUBRAS)\bin\builds\debug</text:p>
      <text:p text:style-name="P5"/>
      <text:p text:style-name="P5"/>
      <text:p text:style-name="P6">Stackless Python – Linux</text:p>
      <text:p text:style-name="P5"/>
      <text:p text:style-name="P5">In the Python root directory “($ITUBRAS)/deps/python” run:</text:p>
      <text:p text:style-name="P5"/>
      <text:p text:style-name="P5">./configure</text:p>
      <text:p text:style-name="P5">make</text:p>
      <text:p text:style-name="P5"/>
      <text:p text:style-name="P5">Copy files:</text:p>
      <text:p text:style-name="P5"/>
      <text:p text:style-name="P5">python/<text:span text:style-name="T3">libpython2.5.a</text:span> $(ITUBRAS)/libs/debug</text:p>
      <text:p text:style-name="P5">python/<text:span text:style-name="T3">libpython2.5.a</text:span> $(ITUBRAS)/libs/release</text:p>
      <text:p text:style-name="P5"/>
      <text:p text:style-name="P7">SIP – Windows</text:p>
      <text:p text:style-name="P5"/>
      <text:p text:style-name="P5">SIP – Linux</text:p>
      <text:p text:style-name="P5"/>
      <text:p text:style-name="P5"/>
      <text:p text:style-name="P8">Build the Tubras Framework Librar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eith Murray</meta:initial-creator>
    <meta:creation-date>2008-07-15T13:52:11</meta:creation-date>
    <dc:creator>Keith Murray</dc:creator>
    <dc:date>2008-11-05T08:49:55.51</dc:date>
    <meta:editing-cycles>33</meta:editing-cycles>
    <meta:editing-duration>PT04H11M56S</meta:editing-duration>
    <meta:document-statistic meta:table-count="0" meta:image-count="0" meta:object-count="0" meta:page-count="9" meta:paragraph-count="123" meta:word-count="882" meta:character-count="7550"/>
    <meta:user-defined meta:name="Info 1"/>
    <meta:user-defined meta:name="Info 2"/>
    <meta:user-defined meta:name="Info 3"/>
    <meta:user-defined meta:name="Info 4"/>
  </office:meta>
</office:document-meta>
</file>